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size="22pt" style:font-size-asian="22pt" style:font-size-complex="22pt"/>
    </style:style>
    <style:style style:name="P2" style:parent-style-name="Standaard" style:family="paragraph">
      <style:text-properties fo:font-size="18pt" style:font-size-asian="18pt" style:font-size-complex="18pt"/>
    </style:style>
    <style:style style:name="P3" style:parent-style-name="Standaard" style:family="paragraph">
      <style:text-properties fo:font-size="18pt" style:font-size-asian="18pt" style:font-size-complex="18pt"/>
    </style:style>
    <style:style style:name="P4" style:parent-style-name="Standaard" style:family="paragraph">
      <style:text-properties fo:font-size="18pt" style:font-size-asian="18pt" style:font-size-complex="18pt"/>
    </style:style>
    <style:style style:name="P5" style:parent-style-name="Standaard" style:family="paragraph">
      <style:text-properties fo:font-size="18pt" style:font-size-asian="18pt" style:font-size-complex="18pt"/>
    </style:style>
    <style:style style:name="P6" style:parent-style-name="Standaard" style:family="paragraph">
      <style:text-properties fo:font-size="18pt" style:font-size-asian="18pt" style:font-size-complex="18pt"/>
    </style:style>
    <style:style style:name="P7" style:parent-style-name="Standaard" style:family="paragraph">
      <style:text-properties fo:font-size="18pt" style:font-size-asian="18pt" style:font-size-complex="18pt"/>
    </style:style>
    <style:style style:name="P8" style:parent-style-name="Standaard" style:family="paragraph">
      <style:text-properties fo:font-size="18pt" style:font-size-asian="18pt" style:font-size-complex="18pt"/>
    </style:style>
    <style:style style:name="P9" style:parent-style-name="Standaard" style:family="paragraph">
      <style:text-properties fo:font-size="18pt" style:font-size-asian="18pt" style:font-size-complex="18pt"/>
    </style:style>
    <style:style style:name="P10" style:parent-style-name="Standaard" style:family="paragraph">
      <style:text-properties fo:font-size="18pt" style:font-size-asian="18pt" style:font-size-complex="18pt"/>
    </style:style>
    <style:style style:name="P11" style:parent-style-name="Standaard" style:family="paragraph">
      <style:text-properties fo:font-size="18pt" style:font-size-asian="18pt" style:font-size-complex="18pt"/>
    </style:style>
    <style:style style:name="P12" style:parent-style-name="Standaard" style:family="paragraph">
      <style:text-properties fo:font-size="18pt" style:font-size-asian="18pt" style:font-size-complex="18pt"/>
    </style:style>
    <style:style style:name="P13" style:parent-style-name="Standaard" style:family="paragraph">
      <style:text-properties fo:font-size="18pt" style:font-size-asian="18pt" style:font-size-complex="18pt"/>
    </style:style>
    <style:style style:name="P14" style:parent-style-name="Standaard" style:family="paragraph">
      <style:text-properties fo:font-size="18pt" style:font-size-asian="18pt" style:font-size-complex="18pt"/>
    </style:style>
    <style:style style:name="P15" style:parent-style-name="Standaard" style:family="paragraph">
      <style:text-properties fo:font-size="18pt" style:font-size-asian="18pt" style:font-size-complex="18pt"/>
    </style:style>
    <style:style style:name="P16" style:parent-style-name="Standaard" style:family="paragraph">
      <style:text-properties fo:font-size="18pt" style:font-size-asian="18pt" style:font-size-complex="18pt"/>
    </style:style>
    <style:style style:name="P17" style:parent-style-name="Standaard" style:family="paragraph">
      <style:text-properties fo:font-size="18pt" style:font-size-asian="18pt" style:font-size-complex="18pt"/>
    </style:style>
    <style:style style:name="P18" style:parent-style-name="Standaard" style:family="paragraph">
      <style:text-properties fo:font-size="18pt" style:font-size-asian="18pt" style:font-size-complex="18pt"/>
    </style:style>
    <style:style style:name="P19" style:parent-style-name="Standaard" style:family="paragraph">
      <style:text-properties fo:font-size="18pt" style:font-size-asian="18pt" style:font-size-complex="18pt"/>
    </style:style>
    <style:style style:name="P20" style:parent-style-name="Standaard" style:family="paragraph">
      <style:text-properties fo:font-size="18pt" style:font-size-asian="18pt" style:font-size-complex="18pt"/>
    </style:style>
    <style:style style:name="P21" style:parent-style-name="Standaard" style:family="paragraph">
      <style:text-properties fo:font-size="18pt" style:font-size-asian="18pt" style:font-size-complex="18pt"/>
    </style:style>
    <style:style style:name="P22" style:parent-style-name="Standaard" style:family="paragraph">
      <style:text-properties fo:font-size="18pt" style:font-size-asian="18pt" style:font-size-complex="18pt"/>
    </style:style>
    <style:style style:name="P23" style:parent-style-name="Standaard" style:family="paragraph">
      <style:text-properties fo:font-size="18pt" style:font-size-asian="18pt" style:font-size-complex="18pt"/>
    </style:style>
    <style:style style:name="T24" style:parent-style-name="Standaardalinea-lettertype" style:family="text">
      <style:text-properties fo:font-size="18pt" style:font-size-asian="18pt" style:font-size-complex="18pt"/>
    </style:style>
    <style:style style:name="T25" style:parent-style-name="Standaardalinea-lettertype" style:family="text">
      <style:text-properties fo:font-size="18pt" style:font-size-asian="18pt" style:font-size-complex="18pt"/>
    </style:style>
    <style:style style:name="T26" style:parent-style-name="Standaardalinea-lettertype" style:family="text">
      <style:text-properties style:text-position="super 63.8%" fo:font-size="18pt" style:font-size-asian="18pt" style:font-size-complex="18pt"/>
    </style:style>
    <style:style style:name="T27" style:parent-style-name="Standaardalinea-lettertype" style:family="text">
      <style:text-properties fo:font-size="18pt" style:font-size-asian="18pt" style:font-size-complex="18pt"/>
    </style:style>
    <style:style style:name="P28" style:parent-style-name="Standaard" style:family="paragraph">
      <style:paragraph-properties fo:text-align="center"/>
      <style:text-properties fo:font-size="22pt" style:font-size-asian="22pt" style:font-size-complex="22pt"/>
    </style:style>
    <style:style style:name="P29" style:parent-style-name="Standaard" style:family="paragraph">
      <style:paragraph-properties fo:text-align="justify"/>
      <style:text-properties fo:font-size="18pt" style:font-size-asian="18pt" style:font-size-complex="18pt"/>
    </style:style>
    <style:style style:name="P30" style:parent-style-name="Standaard" style:family="paragraph">
      <style:paragraph-properties fo:text-align="justify"/>
      <style:text-properties fo:font-size="18pt" style:font-size-asian="18pt" style:font-size-complex="18pt"/>
    </style:style>
    <style:style style:name="P31" style:parent-style-name="Standaard" style:family="paragraph">
      <style:paragraph-properties fo:text-align="justify"/>
      <style:text-properties fo:font-size="18pt" style:font-size-asian="18pt" style:font-size-complex="18pt"/>
    </style:style>
    <style:style style:name="P32" style:parent-style-name="Standaard" style:family="paragraph">
      <style:paragraph-properties fo:text-align="justify"/>
      <style:text-properties fo:font-size="18pt" style:font-size-asian="18pt" style:font-size-complex="18pt"/>
    </style:style>
    <style:style style:name="P33" style:parent-style-name="Standaard" style:family="paragraph">
      <style:paragraph-properties fo:text-align="justify"/>
      <style:text-properties fo:font-size="18pt" style:font-size-asian="18pt" style:font-size-complex="18pt"/>
    </style:style>
    <style:style style:name="P34" style:parent-style-name="Standaard" style:family="paragraph">
      <style:paragraph-properties fo:text-align="justify"/>
      <style:text-properties fo:font-size="18pt" style:font-size-asian="18pt" style:font-size-complex="18pt"/>
    </style:style>
    <style:style style:name="P35" style:parent-style-name="Standaard" style:family="paragraph">
      <style:paragraph-properties fo:text-align="justify"/>
      <style:text-properties fo:font-size="18pt" style:font-size-asian="18pt" style:font-size-complex="18pt"/>
    </style:style>
    <style:style style:name="P36" style:parent-style-name="Standaard" style:family="paragraph">
      <style:paragraph-properties fo:text-align="center"/>
    </style:style>
    <style:style style:name="P37" style:parent-style-name="Standaard" style:family="paragraph">
      <style:text-properties fo:font-size="18pt" style:font-size-asian="18pt" style:font-size-complex="18pt"/>
    </style:style>
    <style:style style:name="P38" style:parent-style-name="Standaard" style:family="paragraph">
      <style:paragraph-properties fo:text-align="center"/>
      <style:text-properties fo:font-size="22pt" style:font-size-asian="22pt" style:font-size-complex="22pt"/>
    </style:style>
    <style:style style:name="P39" style:parent-style-name="Standaard" style:family="paragraph">
      <style:paragraph-properties fo:text-align="center"/>
      <style:text-properties fo:font-size="22pt" style:font-size-asian="22pt" style:font-size-complex="22pt"/>
    </style:style>
  </office:automatic-styles>
  <office:body>
    <office:text text:use-soft-page-breaks="true">
      <text:p text:style-name="P1">Proces Verslag</text:p>
      <text:p text:style-name="P2"/>
      <text:p text:style-name="P3">Ik begon eerst te brainstormen over wat voor thema ik wou hebben.</text:p>
      <text:p text:style-name="P4">Ik kwam er al snel achter dat dit middeleeuws zou worden, omdat ik geschiedenis een heel leuk vak vind<text:s/>en het altijd al interessant gevonden heb.</text:p>
      <text:p text:style-name="P5">Daarna heb ik geoefend met modellen en heb ik een paar torens gemaakt om te kijken welke ik het mooist vond.</text:p>
      <text:p text:style-name="P6">Daarna heb ik geprobeerd zelf flippers te maken en heb ik 2 zwaarden gemaakt.</text:p>
      <text:p text:style-name="P7">Ik heb voor 2 zwaarden gekozen omdat ik dit goed bij het thema vind passen.</text:p>
      <text:p text:style-name="P8">Ik heb daarna een lanceertoestel gebouwd wat ook in de middeleeuwen werd gebruikt.</text:p>
      <text:p text:style-name="P9">Ik heb toen de lijntechniek geleerd waardoor ik gemakkelijk en foutloos een layout kon maken/tekenen in 3dsmax.</text:p>
      <text:p text:style-name="P10">Ik maakte<text:s/>daarna nog een schild en een adelaar (voor op het schild) maar ik kwam er al snel achter dat ik geen tijd had om deze onderdelen op de kast te zetten.</text:p>
      <text:p text:style-name="P11">Dus ik heb de adelaar als scoreboard en levens gebruikt.</text:p>
      <text:p text:style-name="P12">Toen had ik alles naar unity geëxporteerd en alles down gescaled.</text:p>
      <text:soft-page-break/>
      <text:p text:style-name="P13">Als eerste werkte ik aan de rotation van mijn zwaarden (flippers) dit deed ik doormiddel van een script die mij gegeven is door de leraar.</text:p>
      <text:p text:style-name="P14">Na een half uur tot uur alles te tweaken had ik de perfecte rotation.</text:p>
      <text:p text:style-name="P15">Waarna ik er al snel achter kwam dat mijn zwaarden ngons hadden (omdat ik deze zwaarden vroeg had gemaakt toen ik nog niet goed wist wat ngons waren)</text:p>
      <text:p text:style-name="P16">Ik heb snel de zwaarden geremodeld en in unity geëxporteerd.</text:p>
      <text:p text:style-name="P17">Na de flippers ben ik bezig geweest met het lanceersysteem.</text:p>
      <text:p text:style-name="P18">Na het lanceersysteem ben ik bezig geweest met de deathzone (zodat de bal niet oneindig in het veld zou blijven)</text:p>
      <text:p text:style-name="P19">Toen ging ik bezig met het scoreboard en levensboard.</text:p>
      <text:p text:style-name="P20">Achteraf had ik graag nog een kasteel gemaakt naast de 3 torens die ik nu heb.</text:p>
      <text:p text:style-name="P21">Ook had ik graag mijn<text:s/>flipperkast meer willen decoreren, helaas door tijdgebrek omdat ik teveel bezig was om mijn scripts werkende te krijgen is mij dit niet gelukt.</text:p>
      <text:p text:style-name="P22">Ook had ik graag een muziekje willen hebben en een gameover scherm.</text:p>
      <text:p text:style-name="P23"/>
      <text:p text:style-name="Standaard"><text:span text:style-name="T24">Maar ik ben wel tevreden over wat ik gemaak</text:span><text:span text:style-name="T25">t heb, helemaal na te horen hebben gekregen wat de 1</text:span><text:span text:style-name="T26">e</text:span><text:span text:style-name="T27"><text:s/>jaars vorig jaar moesten maken.<text:s/></text:span></text:p>
      <text:soft-page-break/>
      <text:p text:style-name="P28">QA rapport.</text:p>
      <text:p text:style-name="P29">Uiteindelijk werkt alles, behalve mijn gameover scherm en achtergrond muziek.</text:p>
      <text:p text:style-name="P30">Ik vond het lastig om de scripts te maken omdat ik een aantal lessen absent was, gelukkig heb ik aan klasgenoten hulp kunnen vragen en is het mij alsnog gelukt.</text:p>
      <text:p text:style-name="P31">Helaas heeft dit wel veel tijd gekost en is mijn flipperkast niet helemaal af, ik had graag nog wat extra decoratie dingetjes gemaakt, ook had ik graag iets willen maken waardoor er een extra bal in het spel komt.</text:p>
      <text:p text:style-name="P32">het brainstormen vond ik niet lastig, ik kwam al snel op een idee.</text:p>
      <text:p text:style-name="P33">Het maken van models ging mij ook wel goed af, het enige probleem bij mij lag in het scripten, maar ik denk als ik weer aanwezig ben tijdens de lessen dat ik hier minder problemen mee krijg.</text:p>
      <text:p text:style-name="P34"/>
      <text:p text:style-name="P35">Gemaakt door Robin Kreder GMD1B</text:p>
      <text:p text:style-name="P36"/>
      <text:p text:style-name="P37"/>
      <text:p text:style-name="P38"/>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in</meta:initial-creator>
    <dc:creator>Robin</dc:creator>
    <meta:creation-date>2016-11-07T21:19:00Z</meta:creation-date>
    <dc:date>2016-11-07T22:15:00Z</dc:date>
    <meta:template xlink:href="Normal" xlink:type="simple"/>
    <meta:editing-cycles>2</meta:editing-cycles>
    <meta:editing-duration>PT3120S</meta:editing-duration>
    <meta:document-statistic meta:page-count="3" meta:paragraph-count="5" meta:word-count="434" meta:character-count="2816" meta:row-count="19" meta:non-whitespace-character-count="2387"/>
  </office:meta>
</office:document-meta>
</file>